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1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Light chain position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L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L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4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string">
            <text:p>L8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L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L1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L27D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string">
            <text:p>L27F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2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L3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L3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L3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L3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L36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L38</text:p>
          </table:table-cell>
          <table:table-cell office:value-type="float" office:value="915">
            <text:p>915</text:p>
          </table:table-cell>
        </table:table-row>
        <table:table-row table:style-name="ro1">
          <table:table-cell office:value-type="string">
            <text:p>L40</text:p>
          </table:table-cell>
          <table:table-cell office:value-type="float" office:value="1466">
            <text:p>1466</text:p>
          </table:table-cell>
        </table:table-row>
        <table:table-row table:style-name="ro1">
          <table:table-cell office:value-type="string">
            <text:p>L4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L42</text:p>
          </table:table-cell>
          <table:table-cell office:value-type="float" office:value="582">
            <text:p>582</text:p>
          </table:table-cell>
        </table:table-row>
        <table:table-row table:style-name="ro1">
          <table:table-cell office:value-type="string">
            <text:p>L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L4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L4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L46</text:p>
          </table:table-cell>
          <table:table-cell office:value-type="float" office:value="1822">
            <text:p>1822</text:p>
          </table:table-cell>
        </table:table-row>
        <table:table-row table:style-name="ro1">
          <table:table-cell office:value-type="string">
            <text:p>L49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L5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L5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L52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L5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L5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L5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L5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L5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L5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L8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L87</text:p>
          </table:table-cell>
          <table:table-cell office:value-type="float" office:value="2039">
            <text:p>2039</text:p>
          </table:table-cell>
        </table:table-row>
        <table:table-row table:style-name="ro1">
          <table:table-cell office:value-type="string">
            <text:p>L8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L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9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93</text:p>
          </table:table-cell>
          <table:table-cell office:value-type="float" office:value="703">
            <text:p>703</text:p>
          </table:table-cell>
        </table:table-row>
        <table:table-row table:style-name="ro1">
          <table:table-cell office:value-type="string">
            <text:p>L9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L95</text:p>
          </table:table-cell>
          <table:table-cell office:value-type="float" office:value="921">
            <text:p>921</text:p>
          </table:table-cell>
        </table:table-row>
        <table:table-row table:style-name="ro1">
          <table:table-cell office:value-type="string">
            <text:p>L95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L95B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L95C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L96</text:p>
          </table:table-cell>
          <table:table-cell office:value-type="float" office:value="2042">
            <text:p>2042</text:p>
          </table:table-cell>
        </table:table-row>
        <table:table-row table:style-name="ro1">
          <table:table-cell office:value-type="string">
            <text:p>L9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L9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L9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L100</text:p>
          </table:table-cell>
          <table:table-cell office:value-type="float" office:value="1252">
            <text:p>1252</text:p>
          </table:table-cell>
        </table:table-row>
        <table:table-row table:style-name="ro1">
          <table:table-cell office:value-type="string">
            <text:p>L101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L103</text:p>
          </table:table-cell>
          <table:table-cell office:value-type="float" office:value="131">
            <text:p>131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>
            <draw:frame table:end-cell-address="Sheet2.P52" table:end-x="0.372in" table:end-y="0.063in" draw:z-index="0" svg:width="13.7067in" svg:height="8.6012in" svg:x="0in" svg:y="0in">
              <draw:object draw:notify-on-update-of-ranges="Sheet1.A1:Sheet1.B5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Bitstream Vera Sans" svg:font-family="'Bitstream Vera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Bitstream Vera Sans" fo:language="en" fo:country="US" style:font-name-asian="Bitstream Vera Sans1" style:language-asian="none" style:country-asian="none" style:font-name-complex="Lucidasans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08">06/08/2006</text:date>, <text:time>15:5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Abhinandan Raghavan</meta:initial-creator>
    <meta:creation-date>2006-06-08T15:46:57</meta:creation-date>
    <dc:creator>Abhinandan Raghavan</dc:creator>
    <dc:date>2006-06-08T15:52:20</dc:date>
    <dc:language>en-US</dc:language>
    <meta:editing-cycles>2</meta:editing-cycles>
    <meta:editing-duration>PT5M25S</meta:editing-duration>
    <meta:user-defined meta:name="Info 1"/>
    <meta:user-defined meta:name="Info 2"/>
    <meta:user-defined meta:name="Info 3"/>
    <meta:user-defined meta:name="Info 4"/>
    <meta:document-statistic meta:table-count="3" meta:cell-count="1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40.5pt" style:font-family-asian="Gothic" style:font-pitch-asian="variable" style:font-size-asian="40.5pt" style:font-family-complex="Lucidasans" style:font-pitch-complex="variable" style:font-size-complex="40.5pt"/>
    </style:style>
    <style:style style:name="ch3" style:family="chart">
      <style:graphic-properties draw:fill="none"/>
      <style:text-properties fo:font-family="'Bitstream Vera Sans'" style:font-family-generic="swiss" style:font-pitch="variable" fo:font-size="18.3999996185303pt" style:font-family-asian="Gothic" style:font-pitch-asian="variable" style:font-size-asian="18.3999996185303pt" style:font-family-complex="Lucidasans" style:font-pitch-complex="variable" style:font-size-complex="18.399999618530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21.7000007629395pt" style:font-family-asian="Gothic" style:font-pitch-asian="variable" style:font-size-asian="21.7000007629395pt" style:font-family-complex="Lucidasans" style:font-pitch-complex="variable" style:font-size-complex="21.7000007629395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21.7000007629395pt" style:font-family-asian="Gothic" style:font-pitch-asian="variable" style:font-size-asian="21.7000007629395pt" style:font-family-complex="Lucidasans" style:font-pitch-complex="variable" style:font-size-complex="21.7000007629395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18.3999996185303pt" style:font-family-asian="Gothic" style:font-pitch-asian="variable" style:font-size-asian="18.3999996185303pt" style:font-family-complex="Lucidasans" style:font-pitch-complex="variable" style:font-size-complex="18.399999618530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18.3999996185303pt" style:font-family-asian="Gothic" style:font-pitch-asian="variable" style:font-size-asian="18.3999996185303pt" style:font-family-complex="Lucidasans" style:font-pitch-complex="variable" style:font-size-complex="18.399999618530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'Bitstream Vera Sans'" style:font-family-generic="swiss" style:font-pitch="variable" fo:font-size="18.3999996185303pt" style:font-family-asian="Gothic" style:font-pitch-asian="variable" style:font-size-asian="18.3999996185303pt" style:font-family-complex="Lucidasans" style:font-pitch-complex="variable" style:font-size-complex="18.3999996185303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'Bitstream Vera Sans'" style:font-family-generic="swiss" style:font-pitch="variable" fo:font-size="18.3999996185303pt" style:font-family-asian="Gothic" style:font-pitch-asian="variable" style:font-size-asian="18.3999996185303pt" style:font-family-complex="Lucidasans" style:font-pitch-complex="variable" style:font-size-complex="18.3999996185303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'Bitstream Vera Sans'" style:font-family-generic="swiss" style:font-pitch="variable" fo:font-size="18.3999996185303pt" style:font-family-asian="Gothic" style:font-pitch-asian="variable" style:font-size-asian="18.3999996185303pt" style:font-family-complex="Lucidasans" style:font-pitch-complex="variable" style:font-size-complex="18.3999996185303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'Bitstream Vera Sans'" style:font-family-generic="swiss" style:font-pitch="variable" fo:font-size="18.3999996185303pt" style:font-family-asian="Gothic" style:font-pitch-asian="variable" style:font-size-asian="18.3999996185303pt" style:font-family-complex="Lucidasans" style:font-pitch-complex="variable" style:font-size-complex="18.3999996185303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'Bitstream Vera Sans'" style:font-family-generic="swiss" style:font-pitch="variable" fo:font-size="18.3999996185303pt" style:font-family-asian="Gothic" style:font-pitch-asian="variable" style:font-size-asian="18.3999996185303pt" style:font-family-complex="Lucidasans" style:font-pitch-complex="variable" style:font-size-complex="18.3999996185303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ccff"/>
      <style:text-properties fo:font-family="'Bitstream Vera Sans'" style:font-family-generic="swiss" style:font-pitch="variable" fo:font-size="18.3999996185303pt" style:font-family-asian="Gothic" style:font-pitch-asian="variable" style:font-size-asian="18.3999996185303pt" style:font-family-complex="Lucidasans" style:font-pitch-complex="variable" style:font-size-complex="18.3999996185303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0080"/>
      <style:text-properties fo:font-family="'Bitstream Vera Sans'" style:font-family-generic="swiss" style:font-pitch="variable" fo:font-size="18.3999996185303pt" style:font-family-asian="Gothic" style:font-pitch-asian="variable" style:font-size-asian="18.3999996185303pt" style:font-family-complex="Lucidasans" style:font-pitch-complex="variable" style:font-size-complex="18.3999996185303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00ff"/>
      <style:text-properties fo:font-family="'Bitstream Vera Sans'" style:font-family-generic="swiss" style:font-pitch="variable" fo:font-size="18.3999996185303pt" style:font-family-asian="Gothic" style:font-pitch-asian="variable" style:font-size-asian="18.3999996185303pt" style:font-family-complex="Lucidasans" style:font-pitch-complex="variable" style:font-size-complex="18.3999996185303pt"/>
    </style:style>
    <style:style style:name="ch1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ffff"/>
      <style:text-properties fo:font-family="'Bitstream Vera Sans'" style:font-family-generic="swiss" style:font-pitch="variable" fo:font-size="18.3999996185303pt" style:font-family-asian="Gothic" style:font-pitch-asian="variable" style:font-size-asian="18.3999996185303pt" style:font-family-complex="Lucidasans" style:font-pitch-complex="variable" style:font-size-complex="18.3999996185303pt"/>
    </style:style>
    <style:style style:name="ch1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00"/>
      <style:text-properties fo:font-family="'Bitstream Vera Sans'" style:font-family-generic="swiss" style:font-pitch="variable" fo:font-size="18.3999996185303pt" style:font-family-asian="Gothic" style:font-pitch-asian="variable" style:font-size-asian="18.3999996185303pt" style:font-family-complex="Lucidasans" style:font-pitch-complex="variable" style:font-size-complex="18.3999996185303pt"/>
    </style:style>
    <style:style style:name="ch19" style:family="chart">
      <style:graphic-properties draw:stroke="none" draw:fill="none"/>
    </style:style>
    <style:style style:name="ch20" style:family="chart">
      <style:graphic-properties draw:stroke="none" draw:fill-color="#999999"/>
    </style:style>
  </office:automatic-styles>
  <office:body>
    <office:chart>
      <chart:chart svg:width="34.816cm" svg:height="21.848cm" chart:class="chart:bar" chart:style-name="ch1">
        <chart:title svg:x="7.655cm" svg:y="0.436cm" chart:style-name="ch2">
          <text:p>Light chain plot</text:p>
        </chart:title>
        <chart:legend chart:legend-position="end" svg:x="25.583cm" svg:y="2.944cm" chart:style-name="ch3"/>
        <chart:plot-area chart:style-name="ch4" table:cell-range-address="Sheet1.$A$1:.$B$52" chart:data-source-has-labels="both" chart:table-number-list="0" svg:x="0.693cm" svg:y="2.97cm" svg:width="24.044cm" svg:height="18.436cm">
          <chart:axis chart:dimension="x" chart:name="primary-x" chart:style-name="ch5">
            <chart:categories table:cell-range-address="local-table.A2:.A2"/>
          </chart:axis>
          <chart:axis chart:dimension="y" chart:name="primary-y" chart:style-name="ch6">
            <chart:grid chart:class="major"/>
          </chart:axis>
          <chart:series chart:style-name="ch7">
            <chart:data-point/>
          </chart:series>
          <chart:series chart:style-name="ch8">
            <chart:data-point/>
          </chart:series>
          <chart:series chart:style-name="ch9">
            <chart:data-point/>
          </chart:series>
          <chart:series chart:style-name="ch10">
            <chart:data-point/>
          </chart:series>
          <chart:series chart:style-name="ch11">
            <chart:data-point/>
          </chart:series>
          <chart:series chart:style-name="ch12">
            <chart:data-point/>
          </chart:series>
          <chart:series chart:style-name="ch13">
            <chart:data-point/>
          </chart:series>
          <chart:series chart:style-name="ch14">
            <chart:data-point/>
          </chart:series>
          <chart:series chart:style-name="ch15">
            <chart:data-point/>
          </chart:series>
          <chart:series chart:style-name="ch16">
            <chart:data-point/>
          </chart:series>
          <chart:series chart:style-name="ch17">
            <chart:data-point/>
          </chart:series>
          <chart:series chart:style-name="ch18">
            <chart:data-point/>
          </chart:series>
          <chart:series chart:style-name="ch7">
            <chart:data-point/>
          </chart:series>
          <chart:series chart:style-name="ch8">
            <chart:data-point/>
          </chart:series>
          <chart:series chart:style-name="ch9">
            <chart:data-point/>
          </chart:series>
          <chart:series chart:style-name="ch10">
            <chart:data-point/>
          </chart:series>
          <chart:series chart:style-name="ch11">
            <chart:data-point/>
          </chart:series>
          <chart:series chart:style-name="ch12">
            <chart:data-point/>
          </chart:series>
          <chart:series chart:style-name="ch13">
            <chart:data-point/>
          </chart:series>
          <chart:series chart:style-name="ch14">
            <chart:data-point/>
          </chart:series>
          <chart:series chart:style-name="ch15">
            <chart:data-point/>
          </chart:series>
          <chart:series chart:style-name="ch16">
            <chart:data-point/>
          </chart:series>
          <chart:series chart:style-name="ch17">
            <chart:data-point/>
          </chart:series>
          <chart:series chart:style-name="ch18">
            <chart:data-point/>
          </chart:series>
          <chart:series chart:style-name="ch7">
            <chart:data-point/>
          </chart:series>
          <chart:series chart:style-name="ch8">
            <chart:data-point/>
          </chart:series>
          <chart:series chart:style-name="ch9">
            <chart:data-point/>
          </chart:series>
          <chart:series chart:style-name="ch10">
            <chart:data-point/>
          </chart:series>
          <chart:series chart:style-name="ch11">
            <chart:data-point/>
          </chart:series>
          <chart:series chart:style-name="ch12">
            <chart:data-point/>
          </chart:series>
          <chart:series chart:style-name="ch13">
            <chart:data-point/>
          </chart:series>
          <chart:series chart:style-name="ch14">
            <chart:data-point/>
          </chart:series>
          <chart:series chart:style-name="ch15">
            <chart:data-point/>
          </chart:series>
          <chart:series chart:style-name="ch16">
            <chart:data-point/>
          </chart:series>
          <chart:series chart:style-name="ch17">
            <chart:data-point/>
          </chart:series>
          <chart:series chart:style-name="ch18">
            <chart:data-point/>
          </chart:series>
          <chart:series chart:style-name="ch7">
            <chart:data-point/>
          </chart:series>
          <chart:series chart:style-name="ch8">
            <chart:data-point/>
          </chart:series>
          <chart:series chart:style-name="ch9">
            <chart:data-point/>
          </chart:series>
          <chart:series chart:style-name="ch10">
            <chart:data-point/>
          </chart:series>
          <chart:series chart:style-name="ch11">
            <chart:data-point/>
          </chart:series>
          <chart:series chart:style-name="ch12">
            <chart:data-point/>
          </chart:series>
          <chart:series chart:style-name="ch13">
            <chart:data-point/>
          </chart:series>
          <chart:series chart:style-name="ch14">
            <chart:data-point/>
          </chart:series>
          <chart:series chart:style-name="ch15">
            <chart:data-point/>
          </chart:series>
          <chart:series chart:style-name="ch16">
            <chart:data-point/>
          </chart:series>
          <chart:series chart:style-name="ch17">
            <chart:data-point/>
          </chart:series>
          <chart:series chart:style-name="ch18">
            <chart:data-point/>
          </chart:series>
          <chart:series chart:style-name="ch7">
            <chart:data-point/>
          </chart:series>
          <chart:series chart:style-name="ch8">
            <chart:data-point/>
          </chart:series>
          <chart:series chart:style-name="ch9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ht chain position</text:p>
              </table:table-cell>
            </table:table-row>
          </table:table-header-rows>
          <table:table-rows>
            <table:table-row>
              <table:table-cell office:value-type="string">
                <text:p>L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L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L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L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L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L27D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L27F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2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L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L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3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L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L38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L40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L4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L4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L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4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L4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L46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L4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L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5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L5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L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L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L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L5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L5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L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L87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L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L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93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L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95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L95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95B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L95C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L96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L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L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9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L100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L101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L103</text:p>
              </table:table-cell>
              <table:table-cell office:value-type="float" office:value="131">
                <text:p>13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